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Preformatted_20_Text">
      <style:paragraph-properties fo:margin-top="0cm" fo:margin-bottom="0.499cm"/>
    </style:style>
    <style:style style:name="P3" style:family="paragraph" style:parent-style-name="Standard">
      <style:paragraph-properties fo:margin-top="0cm" fo:margin-bottom="0.499cm"/>
    </style:style>
    <style:style style:name="P4" style:family="paragraph" style:parent-style-name="Preformatted_20_Text">
      <style:paragraph-properties fo:margin-top="0cm" fo:margin-bottom="0.499cm"/>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ción de Servidor Nat en Linux</text:p>
      <text:p text:style-name="P1">Requisitos:<text:line-break/><text:line-break/>-Necesitamos al menos 2 interfaz de red, ya que por una nos comunicaremos con el exterior, (internet) y con la otra nos comunicaremos con el resto de pc's.<text:line-break/>Pueden ser tarjetas de red Ethernet o Wifi.<text:line-break/><text:line-break/>-Iptables, que sirve para administrar conexiones y aplicar reglas. (cualquier versión del kernel igual o superior a la 2.6 serviría ya que lo trae por defecto)<text:line-break/><text:line-break/>-dnsmasq, que nos servirá para asignar ips y dns de forma automática al resto de máquinas que lo soliciten.<text:line-break/><text:line-break/>Bueno, partiremos de que ya tendremos internet en la máquina en la que estamos trabajando.<text:line-break/><text:line-break/>Imaginemos que tenemos conectado el servidor a un moden por cable de red, y que tenemos otra tarjeta libre. <text:line-break/><text:line-break/>Serían <text:span text:style-name="Strong_20_Emphasis">Eth0</text:span> y <text:span text:style-name="Strong_20_Emphasis">Eth1</text:span> respectivamente.<text:line-break/><text:line-break/><text:line-break/>Para empezar tenemos que echar un vistazo al archivo <text:span text:style-name="Emphasis">/etc/network/interfaces</text:span> y editar lo que nos haga falta.</text:p>
      <text:p text:style-name="P1">Código: </text:p>
      <text:p text:style-name="P2"><text:span text:style-name="Source_20_Text">sudo nano /etc/network/interfaces</text:span></text:p>
      <text:p text:style-name="Text_20_body"><text:line-break/>En este caso el contenido el el siguiente</text:p>
      <text:p text:style-name="Preformatted_20_Text"><text:span text:style-name="Source_20_Text">auto lo</text:span></text:p>
      <text:p text:style-name="Preformatted_20_Text"><text:span text:style-name="Source_20_Text">iface lo inet loopback</text:span></text:p>
      <text:p text:style-name="Preformatted_20_Text"><text:span text:style-name="Source_20_Text"/></text:p>
      <text:p text:style-name="Preformatted_20_Text"><text:span text:style-name="Source_20_Text"/></text:p>
      <text:p text:style-name="Preformatted_20_Text"><text:span text:style-name="Source_20_Text"><text:span text:style-name="T1">Le tendremos que agregar las dos tarjetas de red que tenemos y lo asemos escribiendo en el archivo lo siguiente.</text:span></text:span></text:p>
      <text:p text:style-name="Preformatted_20_Text"><text:span text:style-name="Source_20_Text"/></text:p>
      <text:p text:style-name="Preformatted_20_Text"><text:span text:style-name="Source_20_Text">auto eth0</text:span></text:p>
      <text:p text:style-name="P2"><text:span text:style-name="Source_20_Text">iface eth0 inet dhcp</text:span></text:p>
      <text:p text:style-name="Text_20_body"><text:line-break/>Esto quiere decir que tenemos configurado la tarjeta de red eth0 para obtener ip por dhcp, pero no hay menciones para eth1, así que lo pondremos nosotros, pero lo haremos de forma manual ya que lo que estamos haciendo es crear una red con esa interfaz.</text:p>
      <text:p text:style-name="Preformatted_20_Text"><text:span text:style-name="Source_20_Text">auto eth1</text:span></text:p>
      <text:p text:style-name="Preformatted_20_Text"><text:span text:style-name="Source_20_Text">iface eth1 inet static</text:span></text:p>
      <text:p text:style-name="Preformatted_20_Text"><text:span text:style-name="Source_20_Text">address 192.168.0.1</text:span></text:p>
      <text:p text:style-name="Preformatted_20_Text"><text:span text:style-name="Source_20_Text">netmask 255.255.255.0</text:span></text:p>
      <text:p text:style-name="P2"><text:span text:style-name="Source_20_Text">broadcast 192.168.0.255</text:span></text:p>
      <text:p text:style-name="Text_20_body"><text:soft-page-break/><text:line-break/>Presionamos <text:span text:style-name="Strong_20_Emphasis">Ctrl+o</text:span> para guardar (confirmamos presionando enter) y <text:span text:style-name="Strong_20_Emphasis">Ctrl+x</text:span>  para cerrar.  <text:line-break/><text:line-break/>La configuración quedaría así:<text:line-break/><text:line-break/>Ip de la máquina es 192.168.0.1<text:line-break/>La máscara de red es  255.255.255.0<text:line-break/>Y la dirección de difusión es la 192.168.0.255<text:line-break/></text:p>
      <text:p text:style-name="Text_20_body">y el archivo quedaria algo asi:</text:p>
      <text:p text:style-name="Preformatted_20_Text"><text:span text:style-name="Source_20_Text">auto lo</text:span></text:p>
      <text:p text:style-name="Preformatted_20_Text"><text:span text:style-name="Source_20_Text">iface lo inet loopback</text:span></text:p>
      <text:p text:style-name="Preformatted_20_Text"><text:span text:style-name="Source_20_Text"/></text:p>
      <text:p text:style-name="Preformatted_20_Text"><text:span text:style-name="Source_20_Text">auto eth0</text:span></text:p>
      <text:p text:style-name="Preformatted_20_Text"><text:span text:style-name="Source_20_Text">iface eth0 inet dhcp</text:span></text:p>
      <text:p text:style-name="Preformatted_20_Text"><text:span text:style-name="Source_20_Text"/></text:p>
      <text:p text:style-name="Preformatted_20_Text"><text:span text:style-name="Source_20_Text">auto eth1</text:span></text:p>
      <text:p text:style-name="Preformatted_20_Text"><text:span text:style-name="Source_20_Text">iface eth1 inet static</text:span></text:p>
      <text:p text:style-name="Preformatted_20_Text"><text:span text:style-name="Source_20_Text">address 192.168.0.1</text:span></text:p>
      <text:p text:style-name="Preformatted_20_Text"><text:span text:style-name="Source_20_Text">netmask 255.255.255.0</text:span></text:p>
      <text:p text:style-name="P2"><text:span text:style-name="Source_20_Text">broadcast 192.168.0.255</text:span></text:p>
      <text:p text:style-name="Text_20_body"><text:line-break/>Con eso ya hemos configurado nuestra tarjeta para que coja esos valores.<text:line-break/><text:line-break/>Pero para que sean efectivos ahora mismo hemos de reiniciar el servicio de red.</text:p>
      <text:p text:style-name="Text_20_body">Código: </text:p>
      <text:p text:style-name="P2"><text:span text:style-name="Source_20_Text">sudo /etc/init.d/netwoking restart</text:span></text:p>
      <text:p text:style-name="Text_20_body"><text:line-break/>Ahora hay que activar <text:span text:style-name="Strong_20_Emphasis">ip_forward</text:span> para que nuestro server no ignore los paquetes que no vayan destinado a si mismo, ya que pueden ser paquetes para otros equipos y esto haría que esos equipos no obtuviesen respuesta del exterior.<text:line-break/><text:line-break/>Para activarlo podemos hacerlo de dos formas:<text:line-break/><text:line-break/>1.-Provisionalmente (Se pierde al reiniciar):</text:p>
      <text:p text:style-name="Text_20_body">Código:</text:p>
      <text:p text:style-name="P2"><text:span text:style-name="Source_20_Text">echo 1 &gt; /proc/sys/net/ipv4/ip_forward</text:span></text:p>
      <text:p text:style-name="Text_20_body"><text:line-break/>2.-De manera permanente:<text:line-break/><text:line-break/>Editando el archivo <text:span text:style-name="Emphasis">/etc/sysctl.conf</text:span></text:p>
      <text:p text:style-name="Text_20_body">Código: </text:p>
      <text:p text:style-name="P2"><text:span text:style-name="Source_20_Text">sudo nano /etc/sysctl.conf</text:span></text:p>
      <text:p text:style-name="Text_20_body"><text:soft-page-break/><text:line-break/>Y des comentando la linea:</text:p>
      <text:p text:style-name="P2"><text:span text:style-name="Source_20_Text">#net.ipv4.ip_forward=1</text:span></text:p>
      <text:p text:style-name="Text_20_body">Des comentar es quitar la "#" de manera que quede así:</text:p>
      <text:p text:style-name="Text_20_body">entones quedaría así: </text:p>
      <text:p text:style-name="P2"><text:span text:style-name="Source_20_Text">net.ipv4.ip_forward=1 </text:span></text:p>
      <text:p text:style-name="Text_20_body"><text:line-break/>Presionamos <text:span text:style-name="Strong_20_Emphasis">Ctrl+o</text:span> para guardar (confirmamos presionando enter) y <text:span text:style-name="Strong_20_Emphasis">Ctrl+x</text:span> para cerrar.<text:line-break/><text:line-break/>Bien, ya nos queda menos, ahora vamos a activar NAT para que los equipos que estén conectados a nuestro server puedan salir a internet mediante la ip del server.<text:line-break/><text:line-break/>Digamos que lo que hace nat es como una bifurcación de los datos entre redes.<text:line-break/><text:line-break/>Para esto usaremos <text:span text:style-name="Strong_20_Emphasis">iptables</text:span> con el siguiente comando:</text:p>
      <text:p text:style-name="Text_20_body">Código:</text:p>
      <text:p text:style-name="P2"><text:span text:style-name="Source_20_Text">iptables -t nat -A POSTROUTING -o eth0 -j MASQUERADE</text:span></text:p>
      <text:p text:style-name="Text_20_body"><text:line-break/>Voy a intentar explicarlo:<text:line-break/><text:line-break/><text:span text:style-name="Strong_20_Emphasis">Iptables</text:span>  es el comando para modificar las reglas.<text:line-break/><text:line-break/><text:span text:style-name="Strong_20_Emphasis">-t</text:span>  Es para especificar el tipo de tabla a la que van dirigidas las reglas.<text:line-break/><text:line-break/><text:span text:style-name="Strong_20_Emphasis">nat</text:span>  Es el tipo de tabla.<text:line-break/><text:line-break/><text:span text:style-name="Strong_20_Emphasis">-A</text:span>  Añade la regla a las ya existentes.<text:line-break/><text:line-break/><text:span text:style-name="Strong_20_Emphasis">POSTROUTING</text:span> Modifica los paquetes justo antes de reenviarlos a las máquinas correspondientes <text:line-break/><text:line-break/><text:span text:style-name="Strong_20_Emphasis">-o</text:span>  Sirve para especificar hacia que tarjeta van redirigidos los paquetes.<text:line-break/><text:line-break/><text:span text:style-name="Strong_20_Emphasis">eth0</text:span> Es nuestra tarjeta conectada a internet.<text:line-break/><text:line-break/><text:span text:style-name="Strong_20_Emphasis">-j</text:span>  Especifica hacia donde se aplican las reglas<text:line-break/><text:line-break/><text:span text:style-name="Strong_20_Emphasis">MASQUERADE</text:span>  Indica el enmascaramiento ip.<text:line-break/><text:line-break/>Traducido, que todo lo que entre a nuestro pc por el puerto que no sea eth0 se enmascara para reenviarlo a la tarjeta eth0<text:line-break/></text:p>
      <text:p text:style-name="Text_20_body"><text:line-break/><text:line-break/><text:soft-page-break/>Esta regla solo se aplica en esta sesión, cuando reiniciemos se desactivará.<text:line-break/><text:line-break/><text:line-break/>Pues desde ya, cualquier PC conectado a nuestra tarjeta eth1 tendría acceso a internet, pero lo que pasa es que tendríamos que configurar las direcciones IP y las DNS a mano, puesto que no tenemos activo DHCP, pero eso lo podemos arreglar con el programa <text:span text:style-name="Strong_20_Emphasis">dnsmasq</text:span><text:line-break/><text:line-break/>Así que lo instalamos si no lo hemos hecho ya.</text:p>
      <text:p text:style-name="Text_20_body">Código:</text:p>
      <text:p text:style-name="P2"><text:span text:style-name="Source_20_Text">sudo apt-get install dnsmasq </text:span></text:p>
      <text:p text:style-name="Text_20_body"><text:line-break/>Ahora cambiamos la configuración:</text:p>
      <text:p text:style-name="Text_20_body">Código:</text:p>
      <text:p text:style-name="P2"><text:span text:style-name="Source_20_Text">sudo nano /etc/dnsmasq.conf </text:span></text:p>
      <text:p text:style-name="Text_20_body"><text:line-break/>Buscamos las lineas siguientes y las modificamos para que queden así:</text:p>
      <text:p text:style-name="Text_20_body">Código:</text:p>
      <text:p text:style-name="Preformatted_20_Text"><text:span text:style-name="Source_20_Text">listen-address=192.168.0.1</text:span></text:p>
      <text:p text:style-name="Preformatted_20_Text"><text:span text:style-name="Source_20_Text">bind-interfaces</text:span></text:p>
      <text:p text:style-name="P2"><text:span text:style-name="Source_20_Text">dhcp-range=192.168.0.2,192.168.0.254,12h</text:span></text:p>
      <text:p text:style-name="Text_20_body"><text:line-break/>Unas hay que des comentarlas y otras cambiar los valores.<text:line-break/><text:line-break/>Presionamos <text:span text:style-name="Strong_20_Emphasis">Ctrl+o</text:span> para guardar (confirmamos presionando enter)<text:line-break/><text:line-break/> y <text:span text:style-name="Strong_20_Emphasis">Ctrl+x</text:span> para cerrar.<text:line-break/><text:line-break/>Reiniciamos el servicio con:</text:p>
      <text:p text:style-name="Text_20_body">Código:</text:p>
      <text:p text:style-name="P2"><text:span text:style-name="Source_20_Text">sudo /etc/init.d/dnsmasq restart</text:span></text:p>
      <text:p text:style-name="Text_20_body"><text:line-break/>Y ahora sí, cualquier pc conectado a ese puerto obtendrá ip, dns y acceso a interne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1:06:04</meta:creation-date>
    <dc:date>2013-12-10T19:23:59</dc:date>
    <meta:editing-duration>P0D</meta:editing-duration>
    <meta:editing-cycles>2</meta:editing-cycles>
    <meta:generator>LibreOffice/3.5$Linux_x86 LibreOffice_project/350m1$Build-2</meta:generator>
    <dc:creator>ayan </dc:creator>
    <meta:document-statistic meta:table-count="0" meta:image-count="0" meta:object-count="0" meta:page-count="4" meta:paragraph-count="60" meta:word-count="751" meta:character-count="4758" meta:non-whitespace-character-count="3995"/>
  </office:meta>
</office:document-meta>
</file>